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077bc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77bca"/>
    </style:style>
    <style:style style:name="T2" style:family="text">
      <style:text-properties officeooo:rsid="00081d09"/>
    </style:style>
    <style:style style:name="T3" style:family="text">
      <style:text-properties officeooo:rsid="0008c917"/>
    </style:style>
    <style:style style:name="T4" style:family="text">
      <style:text-properties officeooo:rsid="000ac788"/>
    </style:style>
    <style:style style:name="T5" style:family="text">
      <style:text-properties officeooo:rsid="000b2afe"/>
    </style:style>
    <style:style style:name="T6" style:family="text">
      <style:text-properties officeooo:rsid="000dbdfd"/>
    </style:style>
    <style:style style:name="T7" style:family="text">
      <style:text-properties officeooo:rsid="000f5736"/>
    </style:style>
    <style:style style:name="T8" style:family="text">
      <style:text-properties officeooo:rsid="001022c1"/>
    </style:style>
    <style:style style:name="T9" style:family="text">
      <style:text-properties officeooo:rsid="0011ba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r time semi-external Burrows-Wheeler transform</text:p>
      <text:p text:style-name="P2"/>
      <text:p text:style-name="P4">Introduction</text:p>
      <text:p text:style-name="P2"/>
      <text:p text:style-name="P2">-<text:span text:style-name="T5">short "</text:span>what is bwt?"</text:p>
      <text:p text:style-name="P2"/>
      <text:p text:style-name="P2">-description of the algorithm</text:p>
      <text:p text:style-name="P2"><text:s/>-memory consumption</text:p>
      <text:p text:style-name="P2"/>
      <text:p text:style-name="P4">Experiments</text:p>
      <text:p text:style-name="P2"/>
      <text:p text:style-name="P2">-department computers / ukko cluster</text:p>
      <text:p text:style-name="P2">-put temp files to /tmp (no file server slowdowns)</text:p>
      <text:p text:style-name="P2">-<text:span text:style-name="T7">input data types:</text:span> genome data from human genome, <text:span text:style-name="T2">1</text:span>0-500 Mb, text data from wikiquote, <text:span text:style-name="T2">1</text:span>0-<text:span text:style-name="T3">2</text:span>50 Mb, <text:span text:style-name="T6">random data from /dev/urandom, 10-100 Mb, repeating "a", 10-100 Mb</text:span></text:p>
      <text:p text:style-name="P2">-<text:span text:style-name="T3">measure performance with /usr/bin/time, report user time + system time</text:span></text:p>
      <text:p text:style-name="P2">-<text:span text:style-name="T9">why were these test datas selected? real world examples, probably bad case (random), best case (repeat)</text:span></text:p>
      <text:p text:style-name="P2"/>
      <text:p text:style-name="P3"><text:span text:style-name="T1">1</text:span>: test in-files performance with varying amounts of extra memory</text:p>
      <text:p text:style-name="P3"/>
      <text:p text:style-name="P3"><text:span text:style-name="T1">2</text:span>: test performance of in-memory vs in-files modes <text:span text:style-name="T1">(fastest memory usage for in-files)</text:span></text:p>
      <text:p text:style-name="P2"/>
      <text:p text:style-name="P2">3: time used in different steps of the algorithm? use gnu profiler, compile with -g -pg</text:p>
      <text:p text:style-name="P2"/>
      <text:p text:style-name="P4">Results</text:p>
      <text:p text:style-name="P2"/>
      <text:p text:style-name="P3"><text:span text:style-name="T1">1</text:span>: Does more memory always mean faster, or is there a "sweet spot"? How does the sweet spot depend on input size and/or input type?</text:p>
      <text:p text:style-name="P3"/>
      <text:p text:style-name="P3"><text:span text:style-name="T1">2</text:span>: <text:span text:style-name="T3">Performance</text:span> of in-memory <text:span text:style-name="T3">vs in-files</text:span> mode? Do<text:span text:style-name="T4">es</text:span> the <text:span text:style-name="T4">difference</text:span> depend on input type?</text:p>
      <text:p text:style-name="P2"/>
      <text:p text:style-name="P2">3: What should be the target of possible future optimizations? <text:span text:style-name="T8">Does input type change result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7S</meta:editing-duration>
    <meta:editing-cycles>14</meta:editing-cycles>
    <meta:generator>LibreOffice/4.1.3.2$Linux_X86_64 LibreOffice_project/410m0$Build-2</meta:generator>
    <dc:date>2014-02-14T13:21:46.212597611</dc:date>
    <meta:document-statistic meta:table-count="0" meta:image-count="0" meta:object-count="0" meta:page-count="1" meta:paragraph-count="18" meta:word-count="177" meta:character-count="1126" meta:non-whitespace-character-count="966"/>
    <meta:user-defined meta:name="Info 1"/>
    <meta:user-defined meta:name="Info 2"/>
    <meta:user-defined meta:name="Info 3"/>
    <meta:user-defined meta:name="Info 4"/>
  </office:meta>
</office:document-meta>
</file>